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text-indent="0.4917in" style:auto-text-indent="false"/>
    </style:style>
    <style:style style:name="P2" style:family="paragraph" style:parent-style-name="Standard" style:master-page-name="Standard">
      <style:paragraph-properties fo:margin-left="0in" fo:margin-right="0in" fo:text-align="justify" style:justify-single-word="false" fo:text-indent="0.4917in" style:auto-text-indent="false" style:page-number="1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Маніфест Agile– описує основні ідеї та принципи організації гнучкого клієнто-орієнтованого процесу розробки ПЗ.</text:span></text:p>
      <text:p text:style-name="P1"><text:span text:style-name="T1">Основні ідеї полягають в тому, що результатом розробки має бути ПЗ, що відповідає вимогам клієнта, працює з найперших етапів розробки та є актуальним та конкурентоспроможним. Для чого процес розробки має бути максимально гнучким, орієнтованим на побажання клієнта, а в команді розробки мають бути забезпечені умови для максимально продуктивної та творчої роботи всіх членів команди, в тому числі завдяки гарно організованій комунікації між ними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76" meta:character-count="556" meta:non-whitespace-character-count="482"/>
    <meta:generator>LibreOfficeDev/6.0.5.2$Linux_X86_64 LibreOffice_project/</meta:generator>
  </office:meta>
</office:document-meta>
</file>